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Bounding volume hierarchy – group objects into “boxes/chunks” and iterate only through chunks where the player is (could work only for collisions).<text:s/></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creating new processes to “new” instruction.</text:p>
      <text:p text:style-name="Standard">-Import “proc” functionality to “fun” instruction.</text:p>
      <text:p text:style-name="Standard">-Add buffers(bitmaps) to processes.</text:p>
      <text:p text:style-name="Standard">-Add procWindowPos procWindowSize to Process.</text:p>
      <text:p text:style-name="Standard">-Add canInteractWithUser boolean to ProcessClass – if true, you can interact with this thread using cameras, mouse and keyboard.</text:p>
      <text:p text:style-name="Standard">-Add “ls” instruction – print list of processes, cameras, layers, objects, modules, loaded bitmaps and fonts. Using flags prints details or limits the list to one type of entities. Look in scenarios for more info.</text:p>
      <text:p text:style-name="Standard">-Add blocking user input based allegro events in the processes that are not focused.</text:p>
      <text:p text:style-name="Standard">-Add blocking keyboard and mouse input through cameras that are out of focus.</text:p>
      <text:p text:style-name="Standard">-Add selection rectangle to the mouse.</text:p>
      <text:p text:style-name="Standard">-Connect primitives to cameras.</text:p>
      <text:p text:style-name="Standard">-Document instruction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hange selection borders to primitives?</text:p>
      <text:p text:style-name="Standard">-Add an interactive grid to cameras.</text:p>
      <text:p text:style-name="Standard">-Add instruction “clone_to_process &lt;context_id&gt; &lt;thread_id&gt; [activate_sim]” – clones layers and cameras from the context from the current thread to a different thread. If activate_sim is true, activate movement, particles and maybe game events. This instruction can be used on layers and cameras that have first been cloned locally in order to activate/deactivate specific entities and scripts.</text:p>
      <text:p text:style-name="Standard">-Add instruction “move_to_process &lt;context_id&gt; &lt;thread_id&gt; [activate_sim]” – moves (clone and delete) layers and cameras from the context from the current thread to a different thread. If activate_sim is true, activate movement, particles and maybe game events. This instruction can be used on layers and cameras that have first been cloned locally in order to activate/deactivate<text:s/><text:soft-page-break/>specific entities and scripts.</text:p>
      <text:p text:style-name="Standard">-Create Window templates.</text:p>
      <text:p text:style-name="Standard">-Add Window: Options - shows the list of options/functions of the entity/window, every list item is a button, camera is immobilized, minimizes when mouse is out of focus.</text:p>
      <text:p text:style-name="Standard">-Add Window: Filesystem – displays container for entities (threads, projects, layers, cameras, objects, modules, images, text, etc.). You cannot move camera freely. You can scroll up and down. Right clicking on the entity brings up the Options window. Filesystem has many display mods: list, icons, movable icons (like in old macs, very easy to implement because icons are just objects), tree (like in vs code). You can also open different threads like different partitions, but that might be problematic.</text:p>
      <text:p text:style-name="Standard">-Add Window: ImagePlacement - only draws images of a one object, you can move images around, you can also move camera. On technical plane, objects in this window directly correspond/point to images from the chosen object.</text:p>
      <text:p text:style-name="Standard">-Add Window: CollisionPlacement – gives access to collision borders of a one object, you can move them around, you can also move camera. Aside from borders, window also draws chosen object images. On technical plane, objects in this window directly correspond/point to collision borders and images from the chosen object, but you can only interact with collisions.</text:p>
      <text:p text:style-name="Standard">-Add Window: EditEntity - custom for every other entity, lists all editable parameters (EditableTexts) and eventual sliders, has up-down scrollbar, camera is immobilized.</text:p>
      <text:p text:style-name="Standard">-Add Window: Wim - text editor, has four directional scrollbar, camera is... idk.</text:p>
      <text:p text:style-name="Standard">-Add Window: Logs – the list of text fields, up-down scrollbar. Lists logs from its process.</text:p>
      <text:p text:style-name="Standard">-Add Window: DisplayCameras – shows a vertical list of cameras in the order of display. Does not include this window. User can filter out cameras based on access level and groups. User can move cameras around, switching their order of display. Window’s camera is immobilized. There is up-down scrollbar.</text:p>
      <text:p text:style-name="Standard">-Add Window: GameRunner/VirtualMachine/Simulator/Streamer/SSH - takes layers and cameras from a different process and allows user to interact with it in the current process. Its main goal is to run/test a game/program independently from the current development session. For example if you are in the process of creating a game, you press run button and this window is created. You can now play this game safely, make progress, have fun, test some new feature. If finish playing, just close the window and you will see that nothing changed in the game editor, because the game you played was just a clone of your game.</text:p>
      <text:p text:style-name="Standard">-Add Window: DuctTape – Paint. Why Tape? Because Paint keeps the world in one piece like tape.</text:p>
      <text:p text:style-name="Standard">-Implement access to windows based on “access to engine windows.PNG” or find it in Miro.</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soft-page-break/>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soft-page-break/>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2"/>
      <text:soft-page-break/>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Mateusz Matkowski</meta:initial-creator>
    <dc:creator>Mateusz</dc:creator>
    <meta:creation-date>2021-06-15T00:12:00Z</meta:creation-date>
    <dc:date>2023-11-26T00:42:00Z</dc:date>
    <meta:template xlink:href="Normal.dotm" xlink:type="simple"/>
    <meta:editing-cycles>826</meta:editing-cycles>
    <meta:editing-duration>PT1638720S</meta:editing-duration>
    <meta:document-statistic meta:page-count="7" meta:paragraph-count="34" meta:word-count="2571" meta:character-count="17192" meta:row-count="122" meta:non-whitespace-character-count="14655"/>
  </office:meta>
</office:document-meta>
</file>